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text-properties fo:font-size="16pt" style:text-underline-style="solid" style:text-underline-width="auto" style:text-underline-color="font-color" fo:font-weight="bold" officeooo:rsid="0012202b" officeooo:paragraph-rsid="0012202b" style:font-size-asian="16pt" style:font-weight-asian="bold" style:font-size-complex="16pt" style:font-weight-complex="bold"/>
    </style:style>
    <style:style style:name="P2" style:family="paragraph" style:parent-style-name="Heading_20_1">
      <style:text-properties fo:font-size="16pt" fo:font-style="normal" style:text-underline-style="none" fo:font-weight="normal" officeooo:rsid="0012202b" officeooo:paragraph-rsid="0012202b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Heading_20_1" style:list-style-name="L12">
      <style:paragraph-properties fo:text-align="start" style:justify-single-word="false"/>
      <style:text-properties fo:font-size="11pt" officeooo:rsid="0012202b" officeooo:paragraph-rsid="0012202b" style:font-size-asian="11pt" style:font-size-complex="11pt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.25in" fo:margin-right="0in" fo:margin-top="0in" fo:margin-bottom="0.111in" style:contextual-spacing="true" fo:text-indent="0in" style:auto-text-indent="false"/>
      <style:text-properties officeooo:paragraph-rsid="0012202b"/>
    </style:style>
    <style:style style:name="P6" style:family="paragraph" style:parent-style-name="Standard">
      <style:paragraph-properties fo:margin-left="0.25in" fo:margin-right="0in" fo:margin-top="0in" fo:margin-bottom="0.111in" style:contextual-spacing="true" fo:text-indent="0in" style:auto-text-indent="false"/>
      <style:text-properties fo:font-style="italic" fo:font-weight="normal" officeooo:rsid="0012202b" officeooo:paragraph-rsid="0012202b" style:font-style-asian="italic" style:font-weight-asian="normal" style:font-style-complex="italic" style:font-weight-complex="normal"/>
    </style:style>
    <style:style style:name="P7" style:family="paragraph" style:parent-style-name="Standard" style:master-page-name="Standard">
      <style:paragraph-properties style:page-number="auto"/>
      <style:text-properties officeooo:paragraph-rsid="0012202b"/>
    </style:style>
    <style:style style:name="P8" style:family="paragraph" style:parent-style-name="List_20_Paragraph" style:list-style-name="WWNum1"/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12202b"/>
    </style:style>
    <style:style style:name="P10" style:family="paragraph" style:parent-style-name="List_20_Paragraph" style:list-style-name="WWNum1">
      <style:paragraph-properties fo:margin-left="0in" fo:margin-right="0in" fo:margin-top="0in" fo:margin-bottom="0.111in" style:contextual-spacing="true" fo:text-indent="0in" style:auto-text-indent="false"/>
      <style:text-properties fo:font-size="11pt" fo:font-style="normal" officeooo:rsid="0012202b" officeooo:paragraph-rsid="0012202b" style:font-size-asian="9.60000038146973pt" style:font-style-asian="normal" style:font-size-complex="11pt" style:font-style-complex="normal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officeooo:rsid="0012202b" style:font-size-asian="14pt" style:font-style-asian="italic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65in" fo:text-indent="-0.25in" fo:margin-left="0.7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65in" fo:text-indent="-0.25in" fo:margin-left="0.9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65in" fo:text-indent="-0.25in" fo:margin-left="1.2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65in" fo:text-indent="-0.25in" fo:margin-left="1.4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65in" fo:text-indent="-0.25in" fo:margin-left="1.7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65in" fo:text-indent="-0.25in" fo:margin-left="1.9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65in" fo:text-indent="-0.25in" fo:margin-left="2.2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65in" fo:text-indent="-0.25in" fo:margin-left="2.4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65in" fo:text-indent="-0.25in" fo:margin-left="2.7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65in" fo:text-indent="-0.25in" fo:margin-left="2.99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UZAFFER METEHAN ALAN – 151044038 – HW</text:span><text:span text:style-name="T2">2</text:span><text:span text:style-name="T1">– LIBRARY MANAGEMENT</text:span></text:p>
      <text:p text:style-name="P4"><text:span text:style-name="T1"><text:s/></text:span><text:span text:style-name="T2">HW 1 İLE İLGİLİ GENEL </text:span><text:span text:style-name="T1">B</text:span><text:span text:style-name="T2">İLGİLER</text:span><text:span text:style-name="T1"> :</text:span></text:p>
      <text:list xml:id="list8577007613140204439" text:style-name="WWNum1">
        <text:list-item>
          <text:p text:style-name="P8">Uml <text:s text:c="2"/>diagramlarını otomatik olarak Enterprise Architect ile çıkarttım.</text:p>
        </text:list-item>
        <text:list-item>
          <text:p text:style-name="P8">Sınıf yapılarında is a ve has a ilişkilerine bolca yer verdim. </text:p>
        </text:list-item>
        <text:list-item>
          <text:p text:style-name="P8">Staff ve User , Library adındaki interface’iimplement ediyor</text:p>
        </text:list-item>
        <text:list-item>
          <text:p text:style-name="P8">İlk önce normal bir class olan Menu classi ile program basit bir menü çağırıyor</text:p>
        </text:list-item>
        <text:list-item>
          <text:p text:style-name="P8">Bu class içerisinde User ve Staff için has a ilişkisi bulunuyor ve kullanan kişiye göre giriş yapabileceği bir menü ekranı sunuyor.Eğer giriş yapabilirse Staff veya User classlarının , Library classindan Override ettiği login fonksiyonu çalışır</text:p>
        </text:list-item>
        <text:list-item>
          <text:p text:style-name="P8">Staff’ in sisteme kullanici ekleme hakki ve sisteme kitap ekleme hakki vardir</text:p>
        </text:list-item>
        <text:list-item>
          <text:p text:style-name="P8">User’ in ise sisteme kendi id si ve şifresi ile giriş yaptıktan sonra kitap almak ve kitap iadesi yapma hakkı vardir</text:p>
        </text:list-item>
        <text:list-item>
          <text:p text:style-name="P8">Sisteme girilen User kayit bilgileri ve Kitap bilgileri csvdosyalarina güncel olarak yazılır</text:p>
        </text:list-item>
        <text:list-item>
          <text:p text:style-name="P8">CVS dosyalarına yazma ve okuma yöntemleri için https://examples.javacodegeeks.com/ isimli</text:p>
        </text:list-item>
        <text:list-item>
          <text:p text:style-name="P8">Siteden methodlar ve kullanimi hakkında yardım aldım.</text:p>
        </text:list-item>
        <text:list-item>
          <text:p text:style-name="P8">Program her calistiginda csvdosyalarindan bu verileri cekerek güncel kalır ve bilgiler her çalışmasında sabit kalır</text:p>
        </text:list-item>
        <text:list-item>
          <text:p text:style-name="P8">Java doc documanı tamamlandı.</text:p>
        </text:list-item>
        <text:list-item>
          <text:p text:style-name="P8">PDF te istenilen herşey sağlanmıştır.</text:p>
        </text:list-item>
        <text:list-item>
          <text:p text:style-name="P8">Program Virtual Box , Ubuntu işletim sisteminde ; Java 1.8.0 versiyonu ile test edilmiş ve çalıştırılmıştır<text:bookmark text:name="_GoBack"/>.</text:p>
        </text:list-item>
        <text:list-item>
          <text:p text:style-name="P8">Class ve Use case diyagramları png formatında dosyaya eklenmiştir.</text:p>
        </text:list-item>
        <text:list-item>
          <text:p text:style-name="P8">Programın çalıştırılması denenmiş ve bazı screenshotlar dosyaya eklenmiştir.</text:p>
        </text:list-item>
        <text:list-item>
          <text:p text:style-name="P8">Staff için menüye giriş ekranının şifresi README_PASSWORD dosyasında bulunuyor.</text:p>
        </text:list-item>
      </text:list>
      <text:p text:style-name="P9"/>
      <text:p text:style-name="P1"><text:soft-page-break/>HW<text:span text:style-name="T4">2 İLE İLGİLİ GENEL BİLGİLER :</text:span></text:p>
      <text:p text:style-name="P2"/>
      <text:list xml:id="list6999080032715760211" text:style-name="L12">
        <text:list-item>
          <text:p text:style-name="P3"><text:span text:style-name="T5">Öncelikle Q1,Q2,Q3,Q4,Q5 sorularını kağıda çözerek fotoğrafını çektim , daha sonra dosyada bulunan QUESTIONS(1,2,3,4,5) isimli klasöre koydum</text:span></text:p>
        </text:list-item>
        <text:list-item>
          <text:p text:style-name="P3"><text:span text:style-name="T5">Soruların analizini bizzat kitaptan ve slaytlardan yardım alarak yaptım.</text:span></text:p>
        </text:list-item>
        <text:list-item>
          <text:p text:style-name="P3"><text:span text:style-name="T5">İstenilen recursive insertion kodunu pseudo code olarak ifade ettim.</text:span></text:p>
        </text:list-item>
        <text:list-item>
          <text:p text:style-name="P3"><text:span text:style-name="T5">Sorularda genel olarak matematiksel olarak açıklama çalıştım aynı zamanda sözel ifadelerle de açıkladım.</text:span></text:p>
        </text:list-item>
        <text:list-item>
          <text:p text:style-name="P3"><text:span text:style-name="T5">HW1 'in klasörlerini de Q6) yı ilgilendirdiği için HW2 klasörüne dahil ettim , bu raporu HW1 raporunun üzerine yazdım.</text:span></text:p>
        </text:list-item>
        <text:list-item>
          <text:p text:style-name="P3"><text:span text:style-name="T5">6. soru için , projemden seçtiğim removeBook() fonksiyonunu daha önce ödevde ArrayList kullanarak implement etmiştim.Bu soru için ise bu fonksiyonu Array ve LinkedList için implement edip bir test Maininde denedim.</text:span></text:p>
        </text:list-item>
        <text:list-item>
          <text:p text:style-name="P3"><text:span text:style-name="T5">Performansları arasında kıyas yaptım , kıyasım fonksiyonların bulunduğu klasörde bulunmaktadır.</text:span></text:p>
        </text:list-item>
      </text:list>
      <text:p text:style-name="P6"/>
      <text:p text:style-name="P5"/>
      <text:list xml:id="list154653899867016" text:continue-list="list8577007613140204439" text:style-name="WWNum1">
        <text:list-header>
          <text:p text:style-name="P10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tr" fo:country="T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tr" fo:country="T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tr" fo:country="TR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06:00</meta:creation-date>
    <meta:initial-creator>Hasan MEN</meta:initial-creator>
    <dc:language>en-US</dc:language>
    <dc:date>2017-03-04T15:46:51.928565560</dc:date>
    <meta:editing-cycles>2</meta:editing-cycles>
    <meta:editing-duration>P0D</meta:editing-duration>
    <meta:generator>LibreOffice/4.2.8.2$Linux_x86 LibreOffice_project/420m0$Build-2</meta:generator>
    <meta:document-statistic meta:table-count="0" meta:image-count="0" meta:object-count="0" meta:page-count="2" meta:paragraph-count="28" meta:word-count="354" meta:character-count="2414" meta:non-whitespace-character-count="2106"/>
    <meta:template xlink:type="simple" xlink:actuate="onRequest" xlink:title="Normal.dotm" xlink:href=""/>
  </office:meta>
</office:document-meta>
</file>